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6767" officeooo:paragraph-rsid="00016767"/>
    </style:style>
    <style:style style:name="P2" style:family="paragraph" style:parent-style-name="Standard">
      <style:text-properties officeooo:rsid="00016767" officeooo:paragraph-rsid="0003346f"/>
    </style:style>
    <style:style style:name="P3" style:family="paragraph" style:parent-style-name="Standard">
      <style:text-properties officeooo:rsid="0003346f" officeooo:paragraph-rsid="0003346f"/>
    </style:style>
    <style:style style:name="P4" style:family="paragraph" style:parent-style-name="Standard">
      <style:text-properties officeooo:rsid="000531c1" officeooo:paragraph-rsid="000531c1"/>
    </style:style>
    <style:style style:name="P5" style:family="paragraph" style:parent-style-name="Standard">
      <style:text-properties officeooo:rsid="000696cb" officeooo:paragraph-rsid="000696cb"/>
    </style:style>
    <style:style style:name="P6" style:family="paragraph" style:parent-style-name="Standard">
      <style:text-properties officeooo:paragraph-rsid="0008206b"/>
    </style:style>
    <style:style style:name="P7" style:family="paragraph" style:parent-style-name="Standard">
      <style:text-properties officeooo:rsid="000f0d63" officeooo:paragraph-rsid="000f0d63"/>
    </style:style>
    <style:style style:name="P8" style:family="paragraph" style:parent-style-name="Standard">
      <style:text-properties officeooo:rsid="0003346f" officeooo:paragraph-rsid="0008206b"/>
    </style:style>
    <style:style style:name="P9" style:family="paragraph" style:parent-style-name="Standard" style:list-style-name="L1">
      <style:text-properties officeooo:rsid="000696cb" officeooo:paragraph-rsid="000696cb"/>
    </style:style>
    <style:style style:name="P10" style:family="paragraph" style:parent-style-name="Standard" style:list-style-name="L2">
      <style:text-properties officeooo:rsid="001041f6" officeooo:paragraph-rsid="001041f6"/>
    </style:style>
    <style:style style:name="P11" style:family="paragraph" style:parent-style-name="Standard" style:list-style-name="L2">
      <style:text-properties officeooo:rsid="00113cb1" officeooo:paragraph-rsid="00113cb1"/>
    </style:style>
    <style:style style:name="P12" style:family="paragraph" style:parent-style-name="Standard" style:list-style-name="L2">
      <style:text-properties officeooo:rsid="0011db52" officeooo:paragraph-rsid="0011db52"/>
    </style:style>
    <style:style style:name="T1" style:family="text">
      <style:text-properties officeooo:rsid="0003346f"/>
    </style:style>
    <style:style style:name="T2" style:family="text">
      <style:text-properties officeooo:rsid="00079620"/>
    </style:style>
    <style:style style:name="T3" style:family="text">
      <style:text-properties officeooo:rsid="0008206b"/>
    </style:style>
    <style:style style:name="T4" style:family="text">
      <style:text-properties officeooo:rsid="00087e2f"/>
    </style:style>
    <style:style style:name="T5" style:family="text">
      <style:text-properties officeooo:rsid="000a6c81"/>
    </style:style>
    <style:style style:name="T6" style:family="text">
      <style:text-properties officeooo:rsid="000ab07e"/>
    </style:style>
    <style:style style:name="T7" style:family="text">
      <style:text-properties officeooo:rsid="000c18b6"/>
    </style:style>
    <style:style style:name="T8" style:family="text">
      <style:text-properties officeooo:rsid="000d99b7"/>
    </style:style>
    <style:style style:name="T9" style:family="text">
      <style:text-properties officeooo:rsid="001041f6"/>
    </style:style>
    <style:style style:name="T10" style:family="text">
      <style:text-properties officeooo:rsid="0011db52"/>
    </style:style>
    <style:style style:name="T11" style:family="text">
      <style:text-properties officeooo:rsid="00138da7"/>
    </style:style>
    <style:style style:name="T12" style:family="text">
      <style:text-properties officeooo:rsid="0014e5b8"/>
    </style:style>
    <style:style style:name="T13" style:family="text">
      <style:text-properties officeooo:rsid="0017597b"/>
    </style:style>
    <style:style style:name="T14" style:family="text">
      <style:text-properties officeooo:rsid="0017dd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https://www.youtube.com/watch?v=AGrl-H87pRU" text:style-name="Internet_20_link" text:visited-style-name="Visited_20_Internet_20_Link">https://www.youtube.com/watch?v=AGrl-H87pRU</text:a> <text:s/></text:p>
      <text:p text:style-name="P8"><text:tab/>min: 23:20 about the relations between tables</text:p>
      <text:p text:style-name="P6"><text:tab/><text:span text:style-name="T3">min 26:40: explorer data using visuals</text:span></text:p>
      <text:p text:style-name="P6"><text:tab/><text:span text:style-name="T4">min 32:48: analyzing multiple data tables together</text:span></text:p>
      <text:p text:style-name="P6"><text:tab/><text:tab/><text:span text:style-name="T5">33:30 is interesting</text:span></text:p>
      <text:p text:style-name="P6"><text:tab/><text:span text:style-name="T6">min 33:52 writing dax measure (data analysis expressions)</text:span></text:p>
      <text:p text:style-name="P6"><text:tab/><text:span text:style-name="T7">min 34:50 only use explicit measures</text:span></text:p>
      <text:p text:style-name="P6"><text:tab/><text:span text:style-name="T8">min 37:00 calculated columns</text:span></text:p>
      <text:p text:style-name="P7"><text:tab/>min 39:00 measure versus calculated column</text:p>
      <text:p text:style-name="Standard"><text:tab/><text:span text:style-name="T11">min 47:33 DAX: before and after power BI</text:span></text:p>
      <text:p text:style-name="Standard"><text:tab/><text:span text:style-name="T12">min 49:23 : Visuals (dashboard)</text:span></text:p>
      <text:p text:style-name="Standard"><text:tab/><text:span text:style-name="T13">min 51:34 </text:span>: <text:span text:style-name="T13">visuals: bar/column chart en drill down</text:span></text:p>
      <text:p text:style-name="Standard"><text:tab/><text:span text:style-name="T14">min 52:55: conditional formatting</text:span></text:p>
      <text:p text:style-name="Standard"/>
      <text:p text:style-name="P3">good relations are missing in our model</text:p>
      <text:list xml:id="list38457209" text:style-name="L1">
        <text:list-item>
          <text:p text:style-name="P9">to be checked:</text:p>
        </text:list-item>
      </text:list>
      <text:p text:style-name="P5"><text:tab/>- Connecting 2 tables: does the key in both tables need to have the same name? <text:span text:style-name="T2">NO</text:span></text:p>
      <text:p text:style-name="P2"/>
      <text:list xml:id="list604956963" text:style-name="L2">
        <text:list-item>
          <text:p text:style-name="P10">voorbeeld:</text:p>
          <text:list>
            <text:list-item>
              <text:p text:style-name="P10">total sales amount = sales[amount] + sales[tax] → total.. is een nieuwe column naam. Sales is de naam van de tabel waarin de attributen voorkomen</text:p>
            </text:list-item>
            <text:list-item>
              <text:p text:style-name="P11">zelfde maar met measure <text:span text:style-name="T10">ipv calculated column</text:span>: Total Sales = SUM(<text:span text:style-name="T9">sales[amount]</text:span>)<text:span text:style-name="T9"> + </text:span>SUM(<text:span text:style-name="T9">sales[tax]</text:span>)</text:p>
              <text:list>
                <text:list-item>
                  <text:p text:style-name="P12">measures are always calculated dynamically and the only thing that is stored is the formula. No new column is created but the data from it is calculate every time again</text:p>
                </text:list-item>
              </text:list>
            </text:list-item>
          </text:list>
        </text:list-item>
      </text:list>
      <text:p text:style-name="P2"/>
      <text:p text:style-name="P2">Customers: </text:p>
      <text:p text:style-name="P2">- ID and e-mail (Prim key) →<text:span text:style-name="T1"> als iemand 2 accounts wil met dezelfde email</text:span></text:p>
      <text:p text:style-name="P2"/>
      <text:p text:style-name="P3">Order</text:p>
      <text:p text:style-name="P3"/>
      <text:p text:style-name="P3">Order_item:</text:p>
      <text:p text:style-name="P3">- ID (Prim key)</text:p>
      <text:p text:style-name="P3">- Order_ID (Fore key)</text:p>
      <text:p text:style-name="P3">- Ordertable_ID (fore key)</text:p>
      <text:p text:style-name="P1"/>
      <text:p text:style-name="P4">Order_table:</text:p>
      <text:p text:style-name="P4"><text:tab/>- name: is the name of the dis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5:59:07.517381508</meta:creation-date>
    <dc:date>2020-10-13T08:45:57.197467288</dc:date>
    <meta:editing-duration>PT3H50M47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14" meta:character-count="1295" meta:non-whitespace-character-count="1097"/>
  </office:meta>
</office:document-meta>
</file>